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dddddd" draw:textarea-horizontal-align="justify" draw:textarea-vertical-align="middle" draw:auto-grow-height="false" fo:min-height="1.423cm" fo:min-width="0cm" fo:padding-top="0.14cm" fo:padding-bottom="0.14cm" fo:padding-left="0.265cm" fo:padding-right="0.265cm" loext:decorative="false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dddddd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999999" draw:opacity="80%" draw:opacity-name="" draw:textarea-horizontal-align="justify" draw:textarea-vertical-align="middle" draw:auto-grow-height="false" fo:min-height="0.812cm" fo:min-width="0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25cm" fo:min-width="2.5cm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dddddd" draw:textarea-horizontal-align="justify" draw:textarea-vertical-align="middle" draw:auto-grow-height="false" fo:min-height="0.074cm" fo:min-width="0cm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color="#000000" draw:fill="none" draw:textarea-vertical-align="middle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-color="#dddddd" draw:textarea-horizontal-align="justify" draw:textarea-vertical-align="middle" draw:auto-grow-height="false" fo:min-height="0.104cm" fo:min-width="0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999999" draw:opacity="80%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0.5cm" svg:height="1.75cm" draw:transform="rotate (-0.279252680319092) translate (1.422cm 1.92cm)">
            <text:p/>
            <draw:enhanced-geometry svg:viewBox="0 0 21600 21600" draw:text-areas="?f0 0 ?f2 ?f5" draw:type="down-arrow" draw:modifiers="18380.3540833809 7588.0239520958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1" draw:layer="layout" svg:width="0.25cm" svg:height="0.25cm" draw:transform="rotate (-0.279252680319093) translate (1.368cm 2.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line draw:style-name="gr5" draw:text-style-name="P2" draw:layer="layout" svg:x1="8.2cm" svg:y1="7.8cm" svg:x2="8.2cm" svg:y2="6.3cm">
            <text:p/>
          </draw:line>
          <draw:line draw:style-name="gr5" draw:text-style-name="P2" draw:layer="layout" svg:x1="8.3cm" svg:y1="7.8cm" svg:x2="8.3cm" svg:y2="6.3cm">
            <text:p/>
          </draw:line>
        </draw:g>
        <draw:g draw:style-name="gr1">
          <svg:title>TexMaths</svg:title>
          <svg:desc>12§latex§$\vec{F}_{W}$§svg§600§TRUE§</svg:desc>
          <draw:g draw:style-name="gr4">
            <draw:path draw:style-name="gr6" draw:text-style-name="P3" draw:layer="layout" svg:width="0.186cm" svg:height="0.083cm" svg:x="9.273cm" svg:y="5.001cm" svg:viewBox="0 0 187 84" svg:d="M150 50c-6 5-21 17-21 25 0 4 5 9 9 9 5 0 6-4 8-6 5-6 15-18 34-28 2-1 7-3 7-8s-4-6-6-8c-10-6-14-15-18-24 0-4-3-10-8-10-6 0-9 6-9 10 0 1 4 15 11 24-47 0-94 0-141 0-8 0-16 0-16 8s8 8 16 8c44 0 89 0 134 0z">
              <text:p/>
            </draw:path>
            <draw:path draw:style-name="gr6" draw:text-style-name="P3" draw:layer="layout" svg:width="0.298cm" svg:height="0.284cm" svg:x="9.151cm" svg:y="5.122cm" svg:viewBox="0 0 299 285" svg:d="M111 148c14 0 28 0 41 0 31 0 35 8 35 20 0 3 0 8-2 20-2 2-2 3-2 5 0 3 3 4 5 4 4 0 4-1 6-8 8-30 15-61 23-91 2-5 2-6 2-7-2-2-2-5-6-5s-5 3-6 10c-8 32-18 39-54 39-12 0-25 0-38 0 9-35 18-71 26-106 5-15 5-16 23-16 19 0 38 0 56 0 52 0 62 13 62 46 0 9 0 12-2 22-1 6-1 6-1 8s1 6 5 6c5 0 5-3 6-11 3-25 6-49 8-73 2-11-1-11-10-11-69 0-138 0-207 0-8 0-13 0-13 8 0 5 5 5 12 5 16 0 28 0 28 7 0 2 0 3-3 10-18 74-36 148-55 222-4 17-4 20-38 20-7 0-12 0-12 8 0 5 5 5 6 5 13 0 44-1 56-1 13 0 48 1 63 1 3 0 8 0 8-7 0-4-2-4-2-5-2-1-2-1-12-1-9 0-11 0-22 0-12-2-13-4-13-9 0-1 0-3 1-9 9-35 18-71 26-106z">
              <text:p/>
            </draw:path>
            <draw:path draw:style-name="gr6" draw:text-style-name="P3" draw:layer="layout" svg:width="0.32cm" svg:height="0.206cm" svg:x="9.429cm" svg:y="5.269cm" svg:viewBox="0 0 321 207" svg:d="M282 35c1-3 3-5 4-7 6-9 14-16 28-17 4 0 7 0 7-6 0-3-2-5-5-5-6 0-14 1-21 1-11 0-23-1-34-1-1 0-6 0-6 7 0 4 5 4 6 4 6 0 16 2 16 11 0 2-3 8-4 9-28 46-56 91-84 137-5-50-10-99-15-149 0-8 17-8 20-8 4 0 8 0 8-6 0-1-1-5-6-5-4 0-11 1-17 1s-14 0-20 0c-7 0-24-1-31-1-1 0-6 0-6 7 0 4 5 4 9 4 12 0 14 2 14 5 1 2 1 10 2 19-27 44-54 88-81 133-5-48-10-96-16-144 0-1 0-3 0-5 0-8 18-8 21-8s8 0 8-6c0-1-1-5-5-5-8 0-30 1-38 1-10 0-22-1-31-1-3 0-5 1-5 6s2 5 7 5c15 0 15 2 16 9 6 60 13 119 19 179 1 6 1 8 6 8s7-2 10-6c30-50 60-100 91-151 5 50 11 99 16 149 0 7 2 8 6 8 5 0 8-2 9-6 34-55 68-111 102-166z">
              <text:p/>
            </draw:path>
          </draw:g>
        </draw:g>
        <draw:frame draw:style-name="gr7" draw:text-style-name="P4" draw:layer="layout" svg:width="0.75cm" svg:height="0.75cm" svg:x="8.35cm" svg:y="5.85cm">
          <draw:text-box>
            <text:p><text:span text:style-name="T1">S</text:span></text:p>
          </draw:text-box>
        </draw:frame>
        <draw:g draw:style-name="gr4">
          <draw:line draw:style-name="gr5" draw:text-style-name="P2" draw:layer="layout" svg:x1="4.37cm" svg:y1="8.5cm" svg:x2="11.03cm" svg:y2="8.5cm">
            <text:p/>
          </draw:line>
          <draw:line draw:style-name="gr8" draw:text-style-name="P2" draw:layer="layout" svg:x1="4.764cm" svg:y1="8.508cm" svg:x2="4.485cm" svg:y2="8.992cm">
            <text:p/>
          </draw:line>
          <draw:line draw:style-name="gr8" draw:text-style-name="P2" draw:layer="layout" svg:x1="5.064cm" svg:y1="8.508cm" svg:x2="4.785cm" svg:y2="8.992cm">
            <text:p/>
          </draw:line>
          <draw:line draw:style-name="gr8" draw:text-style-name="P2" draw:layer="layout" svg:x1="5.364cm" svg:y1="8.508cm" svg:x2="5.085cm" svg:y2="8.992cm">
            <text:p/>
          </draw:line>
          <draw:line draw:style-name="gr8" draw:text-style-name="P2" draw:layer="layout" svg:x1="5.664cm" svg:y1="8.508cm" svg:x2="5.385cm" svg:y2="8.992cm">
            <text:p/>
          </draw:line>
          <draw:line draw:style-name="gr8" draw:text-style-name="P2" draw:layer="layout" svg:x1="5.964cm" svg:y1="8.508cm" svg:x2="5.685cm" svg:y2="8.992cm">
            <text:p/>
          </draw:line>
          <draw:line draw:style-name="gr8" draw:text-style-name="P2" draw:layer="layout" svg:x1="6.264cm" svg:y1="8.508cm" svg:x2="5.985cm" svg:y2="8.992cm">
            <text:p/>
          </draw:line>
          <draw:line draw:style-name="gr8" draw:text-style-name="P2" draw:layer="layout" svg:x1="6.564cm" svg:y1="8.508cm" svg:x2="6.285cm" svg:y2="8.992cm">
            <text:p/>
          </draw:line>
          <draw:line draw:style-name="gr8" draw:text-style-name="P2" draw:layer="layout" svg:x1="6.864cm" svg:y1="8.508cm" svg:x2="6.585cm" svg:y2="8.992cm">
            <text:p/>
          </draw:line>
          <draw:line draw:style-name="gr8" draw:text-style-name="P2" draw:layer="layout" svg:x1="7.164cm" svg:y1="8.508cm" svg:x2="6.885cm" svg:y2="8.992cm">
            <text:p/>
          </draw:line>
          <draw:line draw:style-name="gr8" draw:text-style-name="P2" draw:layer="layout" svg:x1="7.464cm" svg:y1="8.508cm" svg:x2="7.185cm" svg:y2="8.992cm">
            <text:p/>
          </draw:line>
          <draw:line draw:style-name="gr8" draw:text-style-name="P2" draw:layer="layout" svg:x1="7.764cm" svg:y1="8.508cm" svg:x2="7.485cm" svg:y2="8.992cm">
            <text:p/>
          </draw:line>
          <draw:line draw:style-name="gr8" draw:text-style-name="P2" draw:layer="layout" svg:x1="8.064cm" svg:y1="8.508cm" svg:x2="7.785cm" svg:y2="8.992cm">
            <text:p/>
          </draw:line>
          <draw:line draw:style-name="gr8" draw:text-style-name="P2" draw:layer="layout" svg:x1="8.364cm" svg:y1="8.508cm" svg:x2="8.085cm" svg:y2="8.992cm">
            <text:p/>
          </draw:line>
          <draw:line draw:style-name="gr8" draw:text-style-name="P2" draw:layer="layout" svg:x1="8.664cm" svg:y1="8.508cm" svg:x2="8.385cm" svg:y2="8.992cm">
            <text:p/>
          </draw:line>
          <draw:line draw:style-name="gr8" draw:text-style-name="P2" draw:layer="layout" svg:x1="8.964cm" svg:y1="8.508cm" svg:x2="8.685cm" svg:y2="8.992cm">
            <text:p/>
          </draw:line>
          <draw:line draw:style-name="gr8" draw:text-style-name="P2" draw:layer="layout" svg:x1="9.264cm" svg:y1="8.508cm" svg:x2="8.985cm" svg:y2="8.992cm">
            <text:p/>
          </draw:line>
          <draw:line draw:style-name="gr8" draw:text-style-name="P2" draw:layer="layout" svg:x1="9.564cm" svg:y1="8.508cm" svg:x2="9.285cm" svg:y2="8.992cm">
            <text:p/>
          </draw:line>
          <draw:line draw:style-name="gr8" draw:text-style-name="P2" draw:layer="layout" svg:x1="9.864cm" svg:y1="8.508cm" svg:x2="9.585cm" svg:y2="8.992cm">
            <text:p/>
          </draw:line>
          <draw:line draw:style-name="gr8" draw:text-style-name="P2" draw:layer="layout" svg:x1="10.164cm" svg:y1="8.508cm" svg:x2="9.885cm" svg:y2="8.992cm">
            <text:p/>
          </draw:line>
          <draw:line draw:style-name="gr8" draw:text-style-name="P2" draw:layer="layout" svg:x1="10.464cm" svg:y1="8.508cm" svg:x2="10.185cm" svg:y2="8.992cm">
            <text:p/>
          </draw:line>
          <draw:line draw:style-name="gr8" draw:text-style-name="P2" draw:layer="layout" svg:x1="10.764cm" svg:y1="8.508cm" svg:x2="10.485cm" svg:y2="8.992cm">
            <text:p/>
          </draw:line>
        </draw:g>
        <draw:line draw:style-name="gr9" draw:text-style-name="P2" draw:layer="layout" svg:x1="8.27cm" svg:y1="5.6cm" svg:x2="10.53cm" svg:y2="5.6cm">
          <text:p/>
        </draw:line>
        <draw:g draw:style-name="gr1">
          <draw:g draw:style-name="gr1">
            <svg:title>TexMaths</svg:title>
            <svg:desc>12§latex§$\vec{v}$§svg§600§TRUE§</svg:desc>
            <draw:g draw:style-name="gr4">
              <draw:path draw:style-name="gr6" draw:text-style-name="P3" draw:layer="layout" svg:width="0.184cm" svg:height="0.082cm" svg:x="5.749cm" svg:y="4.152cm" svg:viewBox="0 0 185 83" svg:d="M148 50c-6 5-19 17-19 24 0 5 4 9 8 9s6-3 8-5c6-6 15-18 33-28 4-1 7-3 7-8s-2-7-6-8c-9-8-13-15-16-24-2-4-3-10-9-10s-8 6-8 8c0 3 3 16 9 26-47 0-94 0-141 0-7 0-14 0-14 8s7 8 14 8c45 0 90 0 134 0z">
                <text:p/>
              </draw:path>
              <draw:path draw:style-name="gr6" draw:text-style-name="P3" draw:layer="layout" svg:width="0.183cm" svg:height="0.189cm" svg:x="5.701cm" svg:y="4.266cm" svg:viewBox="0 0 184 190" svg:d="M184 30c0-23-11-30-19-30-11 0-20 11-20 20 0 6 2 9 7 14 8 8 14 19 14 33 0 18-26 114-75 114-22 0-31-15-31-36 0-24 12-54 25-89 2-7 5-13 5-21 0-19-14-35-35-35-39 0-55 61-55 65s4 4 5 4c5 0 5-1 7-8 12-42 30-51 42-51 3 0 11 0 11 13 0 11-5 21-8 30-18 48-24 67-24 86 0 44 37 51 57 51 70 0 94-139 94-160z">
                <text:p/>
              </draw:path>
            </draw:g>
          </draw:g>
          <draw:line draw:style-name="gr9" draw:text-style-name="P2" draw:layer="layout" svg:x1="5.263cm" svg:y1="5.4cm" svg:x2="6.723cm" svg:y2="5.4cm">
            <text:p/>
          </draw:line>
          <draw:line draw:style-name="gr9" draw:text-style-name="P2" draw:layer="layout" svg:x1="5.256cm" svg:y1="5cm" svg:x2="6.716cm" svg:y2="5cm">
            <text:p/>
          </draw:line>
          <draw:line draw:style-name="gr9" draw:text-style-name="P2" draw:layer="layout" svg:x1="5.249cm" svg:y1="4.6cm" svg:x2="6.709cm" svg:y2="4.6cm">
            <text:p/>
          </draw:line>
          <draw:line draw:style-name="gr9" draw:text-style-name="P2" draw:layer="layout" svg:x1="5.256cm" svg:y1="5.8cm" svg:x2="6.716cm" svg:y2="5.8cm">
            <text:p/>
          </draw:line>
          <draw:line draw:style-name="gr9" draw:text-style-name="P2" draw:layer="layout" svg:x1="5.249cm" svg:y1="6.2cm" svg:x2="6.709cm" svg:y2="6.2cm">
            <text:p/>
          </draw:line>
          <draw:line draw:style-name="gr9" draw:text-style-name="P2" draw:layer="layout" svg:x1="5.242cm" svg:y1="6.6cm" svg:x2="6.702cm" svg:y2="6.6cm">
            <text:p/>
          </draw:line>
        </draw:g>
        <draw:custom-shape draw:style-name="gr10" draw:text-style-name="P5" draw:layer="layout" svg:width="0.5cm" svg:height="1.5cm" svg:x="8cm" svg:y="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cm" svg:height="0.5cm" svg:x="6.75cm" svg:y="7.7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12" draw:text-style-name="P1" draw:layer="layout" svg:width="0.5cm" svg:height="0.5cm" svg:x="6.95cm" svg:y="7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7.051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12" draw:text-style-name="P1" draw:layer="layout" svg:width="0.5cm" svg:height="0.5cm" svg:x="9.051cm" svg:y="7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cm" svg:height="0.3cm" svg:x="9.152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" draw:text-style-name="P2" draw:layer="layout" svg:x1="8.15cm" svg:y1="5.6cm" svg:x2="3.55cm" svg:y2="5.6cm">
          <text:p/>
        </draw:line>
        <draw:line draw:style-name="gr13" draw:text-style-name="P2" draw:layer="layout" svg:x1="3.3cm" svg:y1="5.35cm" svg:x2="3.3cm" svg:y2="2.85cm">
          <text:p/>
        </draw:line>
        <draw:custom-shape draw:style-name="gr14" draw:text-style-name="P1" draw:layer="layout" svg:width="0.5cm" svg:height="0.5cm" svg:x="3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0.5cm" svg:x="2.8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3.05cm" svg:y1="2.6cm" svg:x2="1.45cm" svg:y2="2.6cm">
          <text:p/>
        </draw:line>
        <draw:frame draw:style-name="gr15" draw:text-style-name="P4" draw:layer="layout" svg:width="3cm" svg:height="0.725cm" svg:x="7.9cm" svg:y="3.85cm">
          <draw:text-box>
            <text:p text:style-name="P7"><text:span text:style-name="T1">Messwagen</text:span></text:p>
          </draw:text-box>
        </draw:frame>
        <draw:frame draw:style-name="gr15" draw:text-style-name="P4" draw:layer="layout" svg:width="3cm" svg:height="1.199cm" svg:x="0.7cm" svg:y="0.751cm">
          <draw:text-box>
            <text:p text:style-name="P7"><text:span text:style-name="T1">Zugband mit Kraftmess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30T10:26:43.906782769</dc:date>
    <meta:editing-duration>P2DT17H37M8S</meta:editing-duration>
    <meta:editing-cycles>110</meta:editing-cycles>
    <meta:generator>LibreOffice/24.2.5.2$Linux_X86_64 LibreOffice_project/420$Build-2</meta:generator>
    <meta:print-date>2024-09-30T10:00:03.667225838</meta:print-date>
    <meta:printed-by>PDF-Dateien</meta:printed-by>
    <meta:document-statistic meta:object-count="62"/>
  </office:meta>
</office:document-meta>
</file>